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7535in" style:rel-column-width="2525*"/>
    </style:style>
    <style:style style:name="Table1.B" style:family="table-column">
      <style:table-column-properties style:column-width="4.7465in" style:rel-column-width="68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Light" style:font-name-asian="Roboto Light1" style:font-name-complex="Roboto Light1"/>
    </style:style>
    <style:style style:name="P2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3" style:family="paragraph" style:parent-style-name="Standard">
      <style:text-properties style:font-name="Roboto Light" officeooo:rsid="0002a9bc" officeooo:paragraph-rsid="0002a9bc" style:font-name-asian="Roboto Light1" style:font-name-complex="Roboto Light1"/>
    </style:style>
    <style:style style:name="P4" style:family="paragraph" style:parent-style-name="Standard">
      <style:text-properties style:font-name="Roboto Light" style:font-name-asian="Roboto Light1" style:font-name-complex="Roboto Light1"/>
    </style:style>
    <style:style style:name="P5" style:family="paragraph" style:parent-style-name="Standard">
      <style:text-properties style:font-name="Roboto" fo:font-size="12pt" officeooo:rsid="0002a9bc" officeooo:paragraph-rsid="0002a9bc" style:font-name-asian="Roboto1" style:font-size-asian="12pt" style:font-name-complex="Roboto1" style:font-size-complex="12pt"/>
    </style:style>
    <style:style style:name="P6" style:family="paragraph" style:parent-style-name="Table_20_Contents">
      <style:text-properties style:font-name="Roboto Light" style:font-name-asian="Roboto Light1" style:font-name-complex="Roboto Light1"/>
    </style:style>
    <style:style style:name="P7" style:family="paragraph" style:parent-style-name="Table_20_Contents">
      <style:text-properties style:font-name="Roboto Light" officeooo:rsid="0002a9bc" officeooo:paragraph-rsid="0002a9bc" style:font-name-asian="Roboto Light1" style:font-name-complex="Roboto Light1"/>
    </style:style>
    <style:style style:name="P8" style:family="paragraph" style:parent-style-name="Table_20_Contents">
      <style:text-properties style:font-name="Roboto Light" fo:font-weight="bold" officeooo:rsid="0002a9bc" officeooo:paragraph-rsid="0002a9bc" style:font-name-asian="Roboto Light1" style:font-weight-asian="bold" style:font-name-complex="Roboto Light1" style:font-weight-complex="bold"/>
    </style:style>
    <style:style style:name="P9" style:family="paragraph" style:parent-style-name="Table_20_Contents">
      <style:text-properties style:font-name="Roboto Light" fo:font-weight="normal" officeooo:rsid="0002a9bc" officeooo:paragraph-rsid="0002a9bc" style:font-name-asian="Roboto Light1" style:font-weight-asian="normal" style:font-name-complex="Roboto Light1" style:font-weight-complex="normal"/>
    </style:style>
    <style:style style:name="T1" style:family="text">
      <style:text-properties officeooo:rsid="0002a9bc"/>
    </style:style>
    <style:style style:name="T2" style:family="text">
      <style:text-properties style:text-position="super 58%" officeooo:rsid="0002a9bc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apstone Project</text:span> | <text:span text:style-name="T1">3</text:span><text:span text:style-name="T2">rd</text:span><text:span text:style-name="T1"> </text:span>Quarter</text:p>
      <text:p text:style-name="P5">PT: Research Survey Questionnaire</text:p>
      <text:p text:style-name="P3">February 13 2022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139674819652656">
          <table:table-cell table:style-name="Table1.A1" office:value-type="string">
            <text:p text:style-name="P8">Research Proposal</text:p>
          </table:table-cell>
          <table:table-cell table:style-name="Table1.B1" office:value-type="string">
            <text:p text:style-name="P6"/>
          </table:table-cell>
        </table:table-row>
        <table:table-row table:style-name="TableLine139674819652656">
          <table:table-cell table:style-name="Table1.A2" office:value-type="string">
            <text:p text:style-name="P8">Google Form Link</text:p>
            <text:p text:style-name="P7">Survey Questionnaire, Pre-Survey and Post-Survey Procedures for Experimental Research. (All instructions must be on the description of the Google Form)</text:p>
          </table:table-cell>
          <table:table-cell table:style-name="Table1.B2" office:value-type="string">
            <text:p text:style-name="P6"/>
          </table:table-cell>
        </table:table-row>
        <table:table-row table:style-name="TableLine139674819652656">
          <table:table-cell table:style-name="Table1.A2" office:value-type="string">
            <text:p text:style-name="P8">Respondent of the Study</text:p>
            <text:p text:style-name="P9">Grade Level and others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13T23:20:20.016482967</meta:creation-date>
    <meta:editing-duration>PT2M51S</meta:editing-duration>
    <meta:editing-cycles>2</meta:editing-cycles>
    <dc:date>2022-02-13T23:23:10.433549580</dc:date>
    <meta:document-statistic meta:table-count="1" meta:image-count="0" meta:object-count="0" meta:page-count="1" meta:paragraph-count="8" meta:word-count="45" meta:character-count="308" meta:non-whitespace-character-count="271"/>
    <meta:template xlink:type="simple" xlink:actuate="onRequest" xlink:title="BAG3 Template" xlink:href="../../../../../../../../.config/libreoffice/4/user/template/BAG3%20Template.ott" meta:date="2022-02-13T23:20:18.916053212"/>
  </office:meta>
</office:document-meta>
</file>